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4000001F454CD6040212023D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.7043in" svg:height="2.7043in" draw:z-index="0"><draw:image xlink:href="Pictures/10000000000001F4000001F454CD6040212023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09:18:31.425296927</meta:creation-date>
    <dc:date>2017-11-23T13:05:42.626258466</dc:date>
    <meta:editing-duration>PT1M59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